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04cm" fo:min-width="5.35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56cm" fo:min-width="4.306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04cm" fo:min-width="4.354cm"/>
      <style:paragraph-properties style:writing-mode="lr-tb"/>
    </style:style>
    <style:style style:name="gr9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358cm" fo:min-width="1.501cm"/>
      <style:paragraph-properties style:writing-mode="lr-tb"/>
    </style:style>
    <style:style style:name="gr13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556cm" fo:min-width="2.30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56cm" fo:min-width="2.806cm"/>
      <style:paragraph-properties style:writing-mode="lr-tb"/>
    </style:style>
    <style:style style:name="gr17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gr19" style:family="graphic" style:parent-style-name="objectwithoutfill">
      <style:graphic-properties draw:marker-end="Pontas_20_das_20_setas_20_17" draw:marker-end-width="0.3cm" draw:fill="none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1" draw:id="id1" draw:layer="layout" svg:width="6cm" svg:height="1.5cm" svg:x="11.5cm" svg:y="0.5cm">
          <text:p text:style-name="P1">Escolha usuá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cm" svg:height="2cm" svg:x="0.3cm" svg:y="4cm">
          <text:p text:style-name="P1"><text:span text:style-name="T1">1-Histórico salário míni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5cm" svg:height="2cm" svg:x="9.3cm" svg:y="4cm">
          <text:p text:style-name="P1"><text:span text:style-name="T2">2-Listar o histórico da taxa IP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cm" svg:height="2cm" svg:x="18.3cm" svg:y="4cm">
          <text:p text:style-name="P1"><text:span text:style-name="T1">3-Comparar e listar a </text:span></text:p>
          <text:p text:style-name="P1"><text:span text:style-name="T1">porcentagem </text:span></text:p>
          <text:p text:style-name="P1"><text:span text:style-name="T1">de crescimento salarial</text:span></text:p>
          <text:p text:style-name="P1"><text:span text:style-name="T1">com a infl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5cm" svg:height="2cm" svg:x="0.3cm" svg:y="8cm">
          <text:p text:style-name="P4">Percorrer ano e salá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4.5cm" svg:y1="2cm" svg:x2="2.8cm" svg:y2="4cm" draw:start-shape="id1" draw:start-glue-point="2" draw:end-shape="id2" draw:end-glue-point="0" svg:d="M14500 2000v1001h-11700v999" svg:viewBox="0 0 11701 2001">
          <text:p/>
        </draw:connector>
        <draw:connector draw:style-name="gr3" draw:text-style-name="P1" draw:layer="layout" svg:x1="14.5cm" svg:y1="2cm" svg:x2="11.8cm" svg:y2="4cm" draw:start-shape="id1" draw:start-glue-point="2" draw:end-shape="id3" draw:end-glue-point="0" svg:d="M14500 2000v1001h-2700v999" svg:viewBox="0 0 2701 2001">
          <text:p/>
        </draw:connector>
        <draw:connector draw:style-name="gr3" draw:text-style-name="P1" draw:layer="layout" svg:x1="14.5cm" svg:y1="2cm" svg:x2="20.8cm" svg:y2="4cm" draw:start-shape="id1" draw:start-glue-point="2" draw:end-shape="id4" draw:end-glue-point="0" svg:d="M14500 2000v1001h6300v999" svg:viewBox="0 0 6301 2001">
          <text:p/>
        </draw:connector>
        <draw:connector draw:style-name="gr4" draw:text-style-name="P5" draw:layer="layout" svg:x1="2.8cm" svg:y1="6cm" svg:x2="2.8cm" svg:y2="8cm" draw:start-shape="id2" draw:start-glue-point="2" draw:end-shape="id5" draw:end-glue-point="0" svg:d="M2800 6000v2000" svg:viewBox="0 0 1 2001">
          <text:p/>
        </draw:connector>
        <draw:custom-shape draw:style-name="gr2" draw:text-style-name="P4" xml:id="id6" draw:id="id6" draw:layer="layout" svg:width="5cm" svg:height="2cm" svg:x="9.3cm" svg:y="8.7cm">
          <text:p text:style-name="P4">Percorrer ano e IP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1.8cm" svg:y1="6cm" svg:x2="11.8cm" svg:y2="8.7cm" draw:start-shape="id3" draw:start-glue-point="2" draw:end-shape="id6" draw:end-glue-point="0" svg:d="M11800 6000v2700" svg:viewBox="0 0 1 2701">
          <text:p/>
        </draw:connector>
        <draw:custom-shape draw:style-name="gr2" draw:text-style-name="P6" xml:id="id7" draw:id="id7" draw:layer="layout" svg:width="5cm" svg:height="2cm" svg:x="0.3cm" svg:y="12cm">
          <text:p text:style-name="P6">Imprimir na tela result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8" draw:id="id8" draw:layer="layout" svg:width="5cm" svg:height="2cm" svg:x="9.3cm" svg:y="12.7cm">
          <text:p text:style-name="P6">Imprimir na tela result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.8cm" svg:y1="10cm" svg:x2="2.8cm" svg:y2="12cm" draw:start-shape="id5" draw:start-glue-point="2" draw:end-shape="id7" draw:end-glue-point="0" svg:d="M2800 10000v2000" svg:viewBox="0 0 1 2001">
          <text:p/>
        </draw:connector>
        <draw:connector draw:style-name="gr7" draw:text-style-name="P5" draw:layer="layout" svg:x1="11.8cm" svg:y1="10.7cm" svg:x2="11.8cm" svg:y2="12.7cm" draw:start-shape="id6" draw:start-glue-point="2" draw:end-shape="id8" draw:end-glue-point="0" svg:d="M11800 10700v2000" svg:viewBox="0 0 1 2001">
          <text:p/>
        </draw:connector>
        <draw:custom-shape draw:style-name="gr8" draw:text-style-name="P6" xml:id="id9" draw:id="id9" draw:layer="layout" svg:width="5cm" svg:height="1.5cm" svg:x="18.3cm" svg:y="7.5cm">
          <text:p text:style-name="P6">Percorrer ano, salário e </text:p>
          <text:p text:style-name="P6">IP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0.8cm" svg:y1="6cm" svg:x2="20.8cm" svg:y2="7.5cm" draw:start-shape="id4" draw:start-glue-point="2" draw:end-shape="id9" draw:end-glue-point="0" svg:d="M20800 6000v1500" svg:viewBox="0 0 1 1501">
          <text:p/>
        </draw:connector>
        <draw:custom-shape draw:style-name="gr8" draw:text-style-name="P6" xml:id="id10" draw:id="id10" draw:layer="layout" svg:width="5cm" svg:height="1.5cm" svg:x="18.3cm" svg:y="10cm">
          <text:p text:style-name="P6">Calcular percentual de </text:p>
          <text:p text:style-name="P6">Aumento do sal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20.8cm" svg:y1="9cm" svg:x2="20.8cm" svg:y2="10cm" draw:start-shape="id9" draw:start-glue-point="2" draw:end-shape="id10" draw:end-glue-point="0" svg:d="M20800 9000v1000" svg:viewBox="0 0 1 1001">
          <text:p/>
        </draw:connector>
        <draw:custom-shape draw:style-name="gr8" draw:text-style-name="P6" xml:id="id11" draw:id="id11" draw:layer="layout" svg:width="5cm" svg:height="1.5cm" svg:x="18.3cm" svg:y="12.5cm">
          <text:p text:style-name="P6">Imprimir na tela result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20.8cm" svg:y1="11.5cm" svg:x2="20.8cm" svg:y2="12.5cm" draw:start-shape="id10" draw:start-glue-point="2" draw:end-shape="id11" draw:end-glue-point="0" svg:d="M20800 11500v1000" svg:viewBox="0 0 1 1001">
          <text:p/>
        </draw:connector>
        <draw:custom-shape draw:style-name="gr12" draw:text-style-name="P6" xml:id="id12" draw:id="id12" draw:layer="layout" svg:width="2cm" svg:height="2cm" svg:x="6.5cm" svg:y="5.5cm">
          <text:p text:style-name="P6">Salário e </text:p>
          <text:p text:style-name="P6">an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6" xml:id="id13" draw:id="id13" draw:layer="layout" svg:width="2cm" svg:height="2cm" svg:x="15.5cm" svg:y="4cm">
          <text:p text:style-name="P6">IPCA e </text:p>
          <text:p text:style-name="P6">ano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5" draw:layer="layout" svg:x1="7.5cm" svg:y1="7.382cm" svg:x2="5.3cm" svg:y2="9cm" draw:start-shape="id12" draw:start-glue-point="6" draw:end-shape="id5" draw:end-glue-point="1" svg:d="M7500 7382v1618h-2200" svg:viewBox="0 0 2201 1619">
          <text:p/>
        </draw:connector>
        <draw:connector draw:style-name="gr14" draw:text-style-name="P5" draw:layer="layout" svg:x1="16.5cm" svg:y1="5.882cm" svg:x2="14.3cm" svg:y2="9.7cm" draw:start-shape="id13" draw:start-glue-point="6" draw:end-shape="id6" draw:end-glue-point="1" svg:d="M16500 5882v3818h-2200" svg:viewBox="0 0 2201 3819">
          <text:p/>
        </draw:connector>
        <draw:custom-shape draw:style-name="gr15" draw:text-style-name="P6" xml:id="id14" draw:id="id14" draw:layer="layout" svg:width="3cm" svg:height="2cm" svg:x="24.5cm" svg:y="4cm">
          <text:p text:style-name="P6">Opção inval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15" draw:id="id15" draw:layer="layout" svg:width="3.5cm" svg:height="2cm" svg:x="24.2cm" svg:y="7.2cm">
          <text:p text:style-name="P6">Encerra aplicaçã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5" draw:layer="layout" svg:x1="26cm" svg:y1="6cm" svg:x2="25.95cm" svg:y2="7.2cm" draw:start-shape="id14" draw:start-glue-point="2" draw:end-shape="id15" draw:end-glue-point="0" svg:d="M26000 6000v601h-50v599" svg:viewBox="0 0 51 1201">
          <text:p/>
        </draw:connector>
        <draw:connector draw:style-name="gr3" draw:text-style-name="P1" draw:layer="layout" svg:x1="14.5cm" svg:y1="2cm" svg:x2="26cm" svg:y2="4cm" draw:start-shape="id1" draw:start-glue-point="2" draw:end-shape="id14" draw:end-glue-point="0" svg:d="M14500 2000v1001h11500v999" svg:viewBox="0 0 11501 2001">
          <text:p/>
        </draw:connector>
        <draw:connector draw:style-name="gr18" draw:text-style-name="P5" draw:layer="layout" svg:x1="7.5cm" svg:y1="7.382cm" svg:x2="18.3cm" svg:y2="8.25cm" draw:start-shape="id12" draw:start-glue-point="6" draw:end-shape="id9" draw:end-glue-point="3" svg:d="M7500 7382v868h10800" svg:viewBox="0 0 10801 869">
          <text:p/>
        </draw:connector>
        <draw:connector draw:style-name="gr19" draw:text-style-name="P5" draw:layer="layout" svg:x1="16.5cm" svg:y1="5.882cm" svg:x2="23.3cm" svg:y2="8.25cm" draw:start-shape="id13" draw:start-glue-point="6" draw:end-shape="id9" draw:end-glue-point="1" svg:d="M16500 5882v869h7302v1499h-502" svg:viewBox="0 0 7303 2369">
          <text:p/>
        </draw:connector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8T09:19:21.201000000</meta:creation-date>
    <dc:date>2021-12-28T10:01:47.696000000</dc:date>
    <meta:editing-duration>PT31M23S</meta:editing-duration>
    <meta:editing-cycles>3</meta:editing-cycles>
    <meta:generator>LibreOffice/7.0.4.2$Windows_X86_64 LibreOffice_project/dcf040e67528d9187c66b2379df5ea4407429775</meta:generator>
    <meta:document-statistic meta:object-count="54"/>
  </office:meta>
</office:document-meta>
</file>